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b300" officeooo:paragraph-rsid="0001b300"/>
    </style:style>
    <style:style style:name="P2" style:family="paragraph" style:parent-style-name="Standard">
      <style:text-properties officeooo:rsid="0001b300" officeooo:paragraph-rsid="00031da3"/>
    </style:style>
    <style:style style:name="P3" style:family="paragraph" style:parent-style-name="Standard">
      <style:text-properties officeooo:rsid="00031da3" officeooo:paragraph-rsid="00031d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in $ao; int x</text:p>
      <text:p text:style-name="P1"><text:tab/>in $a1; int y</text:p>
      <text:p text:style-name="P1">check: <text:tab/>bgt $a0 $a1 xbigger; if x&gt;y goto gcd(x-y,y)</text:p>
      <text:p text:style-name="P1"><text:s text:c="10"/><text:tab/>bgt $a1 $a0 ybigger; if y&gt;x goto gcd(x,y-x)</text:p>
      <text:p text:style-name="P1"><text:tab/>out $a0; return the GCD</text:p>
      <text:p text:style-name="P1"><text:tab/>halt</text:p>
      <text:p text:style-name="P1">xbigger:<text:tab/>sw $ra 0x0($sp)</text:p>
      <text:p text:style-name="P1"><text:tab/><text:tab/>addi $sp $sp -4</text:p>
      <text:p text:style-name="P1"><text:tab/><text:tab/>sw $a1 0x4($sp); y = P2</text:p>
      <text:p text:style-name="P1"><text:tab/><text:tab/>sw $a0 0x8($sp); x = P1</text:p>
      <text:p text:style-name="P1"><text:tab/><text:tab/>addi $sp $sp 8; next free space</text:p>
      <text:p text:style-name="P1"><text:tab/><text:tab/>la $t0 gcd_one</text:p>
      <text:p text:style-name="P1"><text:tab/><text:tab/>jalr $t0 $ra; goto gcd_one</text:p>
      <text:p text:style-name="P1"><text:tab/><text:tab/>addi $sp $sp 4</text:p>
      <text:p text:style-name="P1"><text:tab/><text:tab/>lw $a0 0x8($sp)</text:p>
      <text:p text:style-name="P1"><text:tab/><text:tab/>lw $a1 0x4($sp)</text:p>
      <text:p text:style-name="P1"><text:tab/><text:tab/>beq $ra $ra check</text:p>
      <text:p text:style-name="P1">ybigger:<text:tab/>sw $ra 0x0($sp)</text:p>
      <text:p text:style-name="P1"><text:tab/><text:tab/>addi $sp $sp -4</text:p>
      <text:p text:style-name="P1"><text:tab/><text:tab/>sw $a1 0x4($sp); y = P2</text:p>
      <text:p text:style-name="P1"><text:tab/><text:tab/>sw $a0 0x8($sp); x = P1</text:p>
      <text:p text:style-name="P1"><text:tab/><text:tab/>addi $sp $sp 8; next free space</text:p>
      <text:p text:style-name="P1"><text:tab/><text:tab/>la $t0 gcd_two</text:p>
      <text:p text:style-name="P1"><text:tab/><text:tab/>jalr $t0 $ra; goto gcd_two</text:p>
      <text:p text:style-name="P1"><text:tab/><text:tab/>addi $sp $sp 4</text:p>
      <text:p text:style-name="P1"><text:tab/><text:tab/>lw $a0 0x8($sp)</text:p>
      <text:p text:style-name="P1"><text:tab/><text:tab/>lw $a1 0x4($sp)</text:p>
      <text:p text:style-name="P2"><text:tab/><text:tab/>beq $ra $ra check</text:p>
      <text:p text:style-name="P3">gcd_one<text:tab/>nand $a1 $a1 $a1; flips y</text:p>
      <text:p text:style-name="P3"><text:tab/><text:tab/>addi $a1 $a1 1; adds 1</text:p>
      <text:p text:style-name="P3"><text:tab/><text:tab/>add $a0 $a0 $a1; x += -y</text:p>
      <text:p text:style-name="P3"><text:tab/><text:tab/>jarl $ra $t0</text:p>
      <text:p text:style-name="P3">gcd_two<text:tab/>nand $a0 $a0 $a0; flips x</text:p>
      <text:p text:style-name="P3"><text:tab/><text:tab/>addi $a0 $a0 1; adds 1</text:p>
      <text:p text:style-name="P3"><text:tab/><text:tab/>add $a1 $a1 $a0; y += -x</text:p>
      <text:p text:style-name="P3"><text:tab/><text:tab/>jarl $ra $t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20:40:33.861472998</meta:creation-date>
    <dc:date>2017-01-27T21:00:15.869312285</dc:date>
    <meta:editing-duration>PT6M21S</meta:editing-duration>
    <meta:editing-cycles>1</meta:editing-cycles>
    <meta:document-statistic meta:table-count="0" meta:image-count="0" meta:object-count="0" meta:page-count="1" meta:paragraph-count="36" meta:word-count="175" meta:character-count="830" meta:non-whitespace-character-count="623"/>
    <meta:generator>LibreOffice/5.1.4.2$Linux_X86_64 LibreOffice_project/10m0$Build-2</meta:generator>
  </office:meta>
</office:document-meta>
</file>